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2" svg:font-family="'VL Pゴシック'" style:font-adornments="標準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Pゴシック" svg:font-family="'VL Pゴシック'" style:font-family-generic="system" style:font-pitch="variable"/>
    <style:font-face style:name="VL Pゴシック1" svg:font-family="'VL Pゴシック'" style:font-adornments="標準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bottom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5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808080" draw:fill-color="#e6e6e6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 fo:font-size="20pt" style:font-size-asian="20pt" style:font-size-complex="18pt"/>
    </style:style>
    <style:style style:name="T1" style:family="text">
      <style:text-properties fo:color="#808080" fo:font-size="20pt" style:font-size-asian="2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7.2cm" svg:height="2.1cm" svg:x="1.2cm" svg:y="1.9cm">
          <text:p/>
          <draw:enhanced-geometry svg:viewBox="0 0 21600 21600" draw:text-areas="0 ?f0 ?f5 ?f2" draw:type="right-arrow" draw:modifiers="19205.0292268667 5304.902427415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3.8cm" svg:height="2.9cm" svg:x="1.7cm" svg:y="15.5cm">
          <text:p text:style-name="P1">pool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cm" svg:y1="12.5cm" svg:x2="27.9cm" svg:y2="12.5cm">
          <text:p/>
        </draw:line>
        <draw:custom-shape draw:style-name="gr4" draw:text-style-name="P1" draw:layer="layout" svg:width="5.7cm" svg:height="6.1cm" svg:x="1.4cm" svg:y="3.3cm">
          <text:p text:style-name="P1">Context</text:p>
          <text:p text:style-name="P1">(1. create)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2.7cm" svg:height="1.4cm" svg:x="1.8cm" svg:y="7.4cm">
          <text:p text:style-name="P1">are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4.4cm" svg:height="1.4cm" svg:x="1.8cm" svg:y="5.6cm">
          <text:p text:style-name="P1">GC s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3.55cm" svg:y1="15.9cm" svg:x2="3.15cm" svg:y2="8.8cm" draw:start-shape="id1" draw:start-glue-point="0" draw:end-shape="id2" draw:end-glue-point="2" svg:d="m3550 15900c0-5323-400-1774-400-7100" svg:viewBox="0 0 401 7101">
          <text:p/>
        </draw:connector>
        <draw:connector draw:style-name="gr6" draw:text-style-name="P1" draw:layer="layout" draw:type="curve" svg:x1="7.4cm" svg:y1="15.9cm" svg:x2="6.2cm" svg:y2="6.3cm" draw:start-shape="id3" draw:start-glue-point="0" draw:end-shape="id4" draw:end-glue-point="1" svg:d="m7400 15900c0-6400-400-9600-1200-9600" svg:viewBox="0 0 1201 9601">
          <text:p/>
        </draw:connector>
        <draw:custom-shape draw:style-name="gr4" draw:text-style-name="P1" xml:id="id5" draw:id="id5" draw:layer="layout" svg:width="5.4cm" svg:height="6.1cm" svg:x="7.6cm" svg:y="3.3cm">
          <text:p text:style-name="P1">Context</text:p>
          <text:p text:style-name="P1">(2. initialize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cm" svg:height="1.4cm" svg:x="8.1cm" svg:y="7.5cm">
          <text:p text:style-name="P1">are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4cm" svg:height="1.4cm" svg:x="8.1cm" svg:y="5.7cm">
          <text:p text:style-name="P1">GC s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4.6cm" svg:height="1.4cm" svg:x="8cm" svg:y="10.8cm">
          <text:p text:style-name="P1">jgc_hs_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0.3cm" svg:y1="9.4cm" svg:x2="10.3cm" svg:y2="10.8cm" draw:start-shape="id5" draw:start-glue-point="2" draw:end-shape="id6" draw:end-glue-point="0" svg:d="m10300 9400v1400" svg:viewBox="0 0 1 1401">
          <text:p/>
        </draw:connector>
        <draw:custom-shape draw:style-name="gr5" draw:text-style-name="P1" draw:layer="layout" svg:width="6.2cm" svg:height="1.4cm" svg:x="2.6cm" svg:y="13.5cm">
          <text:p text:style-name="P1">jgc_alloc_init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2.492cm" svg:height="1.237cm" svg:x="3.77cm" svg:y="11.2cm">
          <draw:text-box>
            <text:p>assign</text:p>
          </draw:text-box>
        </draw:frame>
        <draw:custom-shape draw:style-name="gr4" draw:text-style-name="P1" draw:layer="layout" svg:width="5.4cm" svg:height="6.1cm" svg:x="13.5cm" svg:y="3.3cm">
          <text:p text:style-name="P1">Context</text:p>
          <text:p text:style-name="P1">(3. running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cm" svg:height="1.4cm" svg:x="14cm" svg:y="7.5cm">
          <text:p text:style-name="P1">are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4cm" svg:height="1.4cm" svg:x="14cm" svg:y="5.7cm">
          <text:p text:style-name="P1">GC s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4cm" svg:height="6.1cm" svg:x="19.4cm" svg:y="3.3cm">
          <text:p text:style-name="P1">Context</text:p>
          <text:p text:style-name="P1">(4. exit)</text:p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2.7cm" svg:height="1.4cm" svg:x="19.9cm" svg:y="7.5cm">
          <text:p text:style-name="P1"><text:span text:style-name="T1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9" draw:id="id9" draw:layer="layout" svg:width="4.4cm" svg:height="1.4cm" svg:x="19.9cm" svg:y="5.7cm">
          <text:p text:style-name="P1"><text:span text:style-name="T1">GC 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8" draw:id="id8" draw:layer="layout" svg:width="2.7cm" svg:height="1.4cm" svg:x="17.7cm" svg:y="15.9cm">
          <text:p text:style-name="P1">are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" draw:id="id10" draw:layer="layout" svg:width="4.4cm" svg:height="1.4cm" svg:x="20.8cm" svg:y="15.9cm">
          <text:p text:style-name="P1">GC s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21.25cm" svg:y1="8.9cm" svg:x2="19.05cm" svg:y2="15.9cm" draw:start-shape="id7" draw:start-glue-point="2" draw:end-shape="id8" draw:end-glue-point="0" svg:d="m21250 8900c0 5251-2200 1752-2200 7000" svg:viewBox="0 0 2201 7001">
          <text:p/>
        </draw:connector>
        <draw:connector draw:style-name="gr6" draw:text-style-name="P1" draw:layer="layout" draw:type="curve" svg:x1="24.3cm" svg:y1="6.4cm" svg:x2="23cm" svg:y2="15.9cm" draw:start-shape="id9" draw:start-glue-point="1" draw:end-shape="id10" draw:end-glue-point="0" svg:d="m24300 6400c828 0 690 2550 158 3276s-1458-374-1458 6224" svg:viewBox="0 0 1890 9501">
          <text:p/>
        </draw:connector>
        <draw:custom-shape draw:style-name="gr5" draw:text-style-name="P1" draw:layer="layout" svg:width="6.2cm" svg:height="1.4cm" svg:x="17.9cm" svg:y="13.4cm">
          <text:p text:style-name="P1">jgc_alloc_fini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2.636cm" svg:height="1.237cm" svg:x="23.364cm" svg:y="11.163cm">
          <draw:text-box>
            <text:p>return</text:p>
          </draw:text-box>
        </draw:frame>
        <draw:frame draw:style-name="gr7" draw:layer="layout" svg:width="3.182cm" svg:height="1.237cm" svg:x="10.57cm" svg:y="9.451cm">
          <draw:text-box>
            <text:p>inilialize</text:p>
          </draw:text-box>
        </draw:frame>
        <draw:custom-shape draw:style-name="gr8" draw:text-style-name="P2" xml:id="id1" draw:id="id1" draw:layer="layout" svg:width="2.7cm" svg:height="1.4cm" svg:x="2.2cm" svg:y="15.9cm">
          <text:p text:style-name="P1"><text:span text:style-name="T1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3" draw:id="id3" draw:layer="layout" svg:width="4.4cm" svg:height="1.4cm" svg:x="5.2cm" svg:y="15.9cm">
          <text:p text:style-name="P1"><text:span text:style-name="T1">GC 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156cm" svg:height="1.237cm" svg:x="13.563cm" svg:y="12.651cm">
          <draw:text-box>
            <text:p>Runtime</text:p>
          </draw:text-box>
        </draw:frame>
        <draw:frame draw:style-name="gr7" draw:layer="layout" svg:width="3.233cm" svg:height="1.237cm" svg:x="13.463cm" svg:y="11.2cm">
          <draw:text-box>
            <text:p>Mutator</text:p>
          </draw:text-box>
        </draw:frame>
        <draw:custom-shape draw:style-name="gr10" draw:text-style-name="P1" draw:layer="layout" svg:width="4.7cm" svg:height="3.1cm" svg:x="23.8cm" svg:y="13.4cm">
          <text:p text:style-name="P1">Use lock &amp;</text:p>
          <text:p text:style-name="P1">Disable intr</text:p>
          <draw:enhanced-geometry svg:viewBox="0 0 21600 21600" draw:glue-points="10800 0 3160 3160 0 10800 3160 18440 10800 21600 18440 18440 21600 10800 18440 3160 ?f14 ?f15" draw:text-areas="3200 3200 18400 18400" draw:type="round-callout" draw:modifiers="-3289.85322271857 8156.59464688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" draw:layer="layout" svg:width="4.7cm" svg:height="3.1cm" svg:x="8.5cm" svg:y="13.5cm">
          <text:p text:style-name="P1">Use lock &amp;</text:p>
          <text:p text:style-name="P1">Disable intr</text:p>
          <draw:enhanced-geometry svg:viewBox="0 0 21600 21600" draw:glue-points="10800 0 3160 3160 0 10800 3160 18440 10800 21600 18440 18440 21600 10800 18440 3160 ?f14 ?f15" draw:text-areas="3200 3200 18400 18400" draw:type="round-callout" draw:modifiers="-3289.85322271857 8156.59464688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L Pゴシック2" svg:font-family="'VL Pゴシック'" style:font-adornments="標準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Pゴシック" svg:font-family="'VL Pゴシック'" style:font-family-generic="system" style:font-pitch="variable"/>
    <style:font-face style:name="VL Pゴシック1" svg:font-family="'VL Pゴシック'" style:font-adornments="標準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family="'Comic Sans MS'" style:font-style-name="標準" style:font-family-generic="script" style:font-pitch="variable" fo:font-size="20pt" fo:font-style="normal" fo:text-shadow="none" style:text-underline-style="none" fo:font-weight="normal" style:letter-kerning="true" style:font-name-asian="VL Pゴシック2" style:font-family-asian="'VL Pゴシック'" style:font-style-name-asian="標準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q_5f_draw" style:display-name="masterq_draw" style:family="graphic" style:parent-style-name="standard"/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04T14:17:04</meta:creation-date>
    <dc:date>2013-12-11T16:36:59.740854056</dc:date>
    <dc:creator>Okabe Kiwamu</dc:creator>
    <meta:editing-duration>PT2H1M37S</meta:editing-duration>
    <meta:editing-cycles>169</meta:editing-cycles>
    <meta:generator>LibreOffice/4.1.3.2$Linux_X86_64 LibreOffice_project/410m0$Build-2</meta:generator>
    <meta:document-statistic meta:object-count="34"/>
  </office:meta>
</office:document-meta>
</file>